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45290B5CF596B7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49cm, 9.664cm, 6.438cm, 11.24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54cm" svg:height="3.809cm" svg:x="7.096cm" svg:y="12.176cm">
          <draw:image xlink:href="Pictures/10000201000005560000030045290B5CF596B7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9T15:42:24.016397970</dc:date>
    <meta:editing-duration>PT53M</meta:editing-duration>
    <meta:editing-cycles>3</meta:editing-cycles>
    <meta:generator>LibreOffice/6.0.7.3$Linux_X86_64 LibreOffice_project/00m0$Build-3</meta:generator>
    <meta:document-statistic meta:object-count="1"/>
  </office:meta>
</office:document-meta>
</file>